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8d25" officeooo:paragraph-rsid="000c8d25"/>
    </style:style>
    <style:style style:name="P2" style:family="paragraph" style:parent-style-name="Standard">
      <style:text-properties officeooo:rsid="000de86b" officeooo:paragraph-rsid="000de86b"/>
    </style:style>
    <style:style style:name="P3" style:family="paragraph" style:parent-style-name="Standard">
      <style:text-properties officeooo:rsid="000fe0a8" officeooo:paragraph-rsid="000fe0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tilissima Negar,</text:p>
      <text:p text:style-name="P1">innanzitutto mi scuso per il ritardo nella risposta.</text:p>
      <text:p text:style-name="P1">Spero che nel frattempo abbia potuto integrarsi nella città.</text:p>
      <text:p text:style-name="P1">Se lei è d’accordo passerò il suo contatto alla mi responsabile di risorse umane ed ai vari direttori dei dipartimenti della scuola.</text:p>
      <text:p text:style-name="P1">sarebbe utile avere una presentazione della sua esperienza professionale e accademica</text:p>
      <text:p text:style-name="P1"/>
      <text:p text:style-name="P1">Cari saluti,</text:p>
      <text:p text:style-name="P1">Alessandro</text:p>
      <text:p text:style-name="P1"/>
      <text:p text:style-name="P1"/>
      <text:p text:style-name="P1"/>
      <text:p text:style-name="P1"/>
      <text:p text:style-name="P3">La ringrazio molto della sua attenzione, </text:p>
      <text:p text:style-name="P3">mi sono presa del tempo per caricare on line alcune presentazioni che possono essere utili per capire i miei lavori svolti in precedenza, le allego anche il mio CV che puo’ tranquillamente inoltrare a chiunque Lei ritenga opportuno contattare. </text:p>
      <text:p text:style-name="P3">Sto preparando anche un piccolo sito web dove posso raccogliere le mie attivita’ passate, presenti e future pero’ esso e’ ancora in fase di preparazione per cui per il momento ho raccolto alcuni link alla documentazione che ho caricato in questa pagina web (molto spartana): <text:s/></text:p>
      <text:p text:style-name="P2"><text:a xlink:type="simple" xlink:href="https://luciamarock.github.io/" text:style-name="Internet_20_link" text:visited-style-name="Visited_20_Internet_20_Link">https://luciamarock.github.io/</text:a> </text:p>
      <text:p text:style-name="P3">Grazie mille per la sua collaborazione, il Suo aiuto e’ preziosissimo dato che al momento non ho nessun contatto nel campo. </text:p>
      <text:p text:style-name="P3">Rimango a disposizione per qualsiasi richiesta o integrazione; colloqui o incontri. </text:p>
      <text:p text:style-name="P3">Distinti saluti </text:p>
      <text:p text:style-name="P3"/>
      <text:p text:style-name="P3">Negar Motegh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3T15:46:44.211717872</meta:creation-date>
    <dc:date>2022-07-23T16:53:59.579254337</dc:date>
    <meta:editing-duration>PT4M28S</meta:editing-duration>
    <meta:editing-cycles>1</meta:editing-cycles>
    <meta:document-statistic meta:table-count="0" meta:image-count="0" meta:object-count="0" meta:page-count="1" meta:paragraph-count="15" meta:word-count="182" meta:character-count="1199" meta:non-whitespace-character-count="1023"/>
    <meta:generator>LibreOffice/5.1.6.2$Linux_X86_64 LibreOffice_project/10m0$Build-2</meta:generator>
  </office:meta>
</office:document-meta>
</file>